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7717in" svg:y="27.2394in">
            <draw:object draw:notify-on-update-of-ranges="Sheet1.E44:Sheet1.E44 Sheet1.E49:Sheet1.E49 Sheet1.E67:Sheet1.E67 Sheet1.E73:Sheet1.E73 Sheet1.E77:Sheet1.E77 Sheet1.E82:Sheet1.E82 Sheet1.E85:Sheet1.E85 Sheet1.E91:Sheet1.E91 Sheet1.E107:Sheet1.E107 Sheet1.E124:Sheet1.E124 Sheet1.E139:Sheet1.E139 Sheet1.E167:Sheet1.E167 Sheet1.F44:Sheet1.F44 Sheet1.F49:Sheet1.F49 Sheet1.F67:Sheet1.F67 Sheet1.F73:Sheet1.F73 Sheet1.F77:Sheet1.F77 Sheet1.F82:Sheet1.F82 Sheet1.F85:Sheet1.F85 Sheet1.F91:Sheet1.F91 Sheet1.F107:Sheet1.F107 Sheet1.F124:Sheet1.F124 Sheet1.F139:Sheet1.F139 Sheet1.F167:Sheet1.F16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6771" calcext:value-type="float">
            <text:p>6771</text:p>
          </table:table-cell>
          <table:table-cell office:value-type="float" office:value="4386" calcext:value-type="float">
            <text:p>4386</text:p>
          </table:table-cell>
          <table:table-cell office:value-type="float" office:value="0.352237" calcext:value-type="float">
            <text:p>0.352237</text:p>
          </table:table-cell>
          <table:table-cell table:formula="of:=1-[.D1]" office:value-type="float" office:value="0.647763" calcext:value-type="float">
            <text:p>0.64776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329" calcext:value-type="float">
            <text:p>0.3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702" calcext:value-type="float">
            <text:p>6702</text:p>
          </table:table-cell>
          <table:table-cell office:value-type="float" office:value="4288" calcext:value-type="float">
            <text:p>4288</text:p>
          </table:table-cell>
          <table:table-cell office:value-type="float" office:value="0.360191" calcext:value-type="float">
            <text:p>0.360191</text:p>
          </table:table-cell>
          <table:table-cell table:formula="of:=1-[.D2]" office:value-type="float" office:value="0.639809" calcext:value-type="float">
            <text:p>0.63980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31" calcext:value-type="float">
            <text:p>0.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6809" calcext:value-type="float">
            <text:p>6809</text:p>
          </table:table-cell>
          <table:table-cell office:value-type="float" office:value="4374" calcext:value-type="float">
            <text:p>4374</text:p>
          </table:table-cell>
          <table:table-cell office:value-type="float" office:value="0.357615" calcext:value-type="float">
            <text:p>0.357615</text:p>
          </table:table-cell>
          <table:table-cell table:formula="of:=1-[.D3]" office:value-type="float" office:value="0.642385" calcext:value-type="float">
            <text:p>0.64238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278" calcext:value-type="float">
            <text:p>0.2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6751" calcext:value-type="float">
            <text:p>6751</text:p>
          </table:table-cell>
          <table:table-cell office:value-type="float" office:value="4300" calcext:value-type="float">
            <text:p>4300</text:p>
          </table:table-cell>
          <table:table-cell office:value-type="float" office:value="0.363057" calcext:value-type="float">
            <text:p>0.363057</text:p>
          </table:table-cell>
          <table:table-cell table:formula="of:=1-[.D4]" office:value-type="float" office:value="0.636943" calcext:value-type="float">
            <text:p>0.63694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382" calcext:value-type="float">
            <text:p>0.38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781" calcext:value-type="float">
            <text:p>6781</text:p>
          </table:table-cell>
          <table:table-cell office:value-type="float" office:value="4348" calcext:value-type="float">
            <text:p>4348</text:p>
          </table:table-cell>
          <table:table-cell office:value-type="float" office:value="0.358797" calcext:value-type="float">
            <text:p>0.358797</text:p>
          </table:table-cell>
          <table:table-cell table:formula="of:=1-[.D5]" office:value-type="float" office:value="0.641203" calcext:value-type="float">
            <text:p>0.64120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28" calcext:value-type="float">
            <text:p>0.2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717" calcext:value-type="float">
            <text:p>6717</text:p>
          </table:table-cell>
          <table:table-cell office:value-type="float" office:value="4277" calcext:value-type="float">
            <text:p>4277</text:p>
          </table:table-cell>
          <table:table-cell office:value-type="float" office:value="0.363257" calcext:value-type="float">
            <text:p>0.363257</text:p>
          </table:table-cell>
          <table:table-cell table:formula="of:=1-[.D6]" office:value-type="float" office:value="0.636743" calcext:value-type="float">
            <text:p>0.63674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311" calcext:value-type="float">
            <text:p>0.3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6657" calcext:value-type="float">
            <text:p>6657</text:p>
          </table:table-cell>
          <table:table-cell office:value-type="float" office:value="4230" calcext:value-type="float">
            <text:p>4230</text:p>
          </table:table-cell>
          <table:table-cell office:value-type="float" office:value="0.364579" calcext:value-type="float">
            <text:p>0.364579</text:p>
          </table:table-cell>
          <table:table-cell table:formula="of:=1-[.D7]" office:value-type="float" office:value="0.635421" calcext:value-type="float">
            <text:p>0.6354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324" calcext:value-type="float">
            <text:p>0.3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6722" calcext:value-type="float">
            <text:p>6722</text:p>
          </table:table-cell>
          <table:table-cell office:value-type="float" office:value="4309" calcext:value-type="float">
            <text:p>4309</text:p>
          </table:table-cell>
          <table:table-cell office:value-type="float" office:value="0.358971" calcext:value-type="float">
            <text:p>0.358971</text:p>
          </table:table-cell>
          <table:table-cell table:formula="of:=1-[.D8]" office:value-type="float" office:value="0.641029" calcext:value-type="float">
            <text:p>0.64102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315" calcext:value-type="float">
            <text:p>0.3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713" calcext:value-type="float">
            <text:p>6713</text:p>
          </table:table-cell>
          <table:table-cell office:value-type="float" office:value="4240" calcext:value-type="float">
            <text:p>4240</text:p>
          </table:table-cell>
          <table:table-cell office:value-type="float" office:value="0.36839" calcext:value-type="float">
            <text:p>0.36839</text:p>
          </table:table-cell>
          <table:table-cell table:formula="of:=1-[.D9]" office:value-type="float" office:value="0.63161" calcext:value-type="float">
            <text:p>0.63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297" calcext:value-type="float">
            <text:p>0.29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921" calcext:value-type="float">
            <text:p>6921</text:p>
          </table:table-cell>
          <table:table-cell office:value-type="float" office:value="4401" calcext:value-type="float">
            <text:p>4401</text:p>
          </table:table-cell>
          <table:table-cell office:value-type="float" office:value="0.364109" calcext:value-type="float">
            <text:p>0.364109</text:p>
          </table:table-cell>
          <table:table-cell table:formula="of:=1-[.D10]" office:value-type="float" office:value="0.635891" calcext:value-type="float">
            <text:p>0.6358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329" calcext:value-type="float">
            <text:p>0.32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721" calcext:value-type="float">
            <text:p>6721</text:p>
          </table:table-cell>
          <table:table-cell office:value-type="float" office:value="4304" calcext:value-type="float">
            <text:p>4304</text:p>
          </table:table-cell>
          <table:table-cell office:value-type="float" office:value="0.359619" calcext:value-type="float">
            <text:p>0.359619</text:p>
          </table:table-cell>
          <table:table-cell table:formula="of:=1-[.D11]" office:value-type="float" office:value="0.640381" calcext:value-type="float">
            <text:p>0.6403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304" calcext:value-type="float">
            <text:p>0.30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697" calcext:value-type="float">
            <text:p>6697</text:p>
          </table:table-cell>
          <table:table-cell office:value-type="float" office:value="4255" calcext:value-type="float">
            <text:p>4255</text:p>
          </table:table-cell>
          <table:table-cell office:value-type="float" office:value="0.364641" calcext:value-type="float">
            <text:p>0.364641</text:p>
          </table:table-cell>
          <table:table-cell table:formula="of:=1-[.D12]" office:value-type="float" office:value="0.635359" calcext:value-type="float">
            <text:p>0.63535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334" calcext:value-type="float">
            <text:p>0.33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6744" calcext:value-type="float">
            <text:p>6744</text:p>
          </table:table-cell>
          <table:table-cell office:value-type="float" office:value="4291" calcext:value-type="float">
            <text:p>4291</text:p>
          </table:table-cell>
          <table:table-cell office:value-type="float" office:value="0.363731" calcext:value-type="float">
            <text:p>0.363731</text:p>
          </table:table-cell>
          <table:table-cell table:formula="of:=1-[.D13]" office:value-type="float" office:value="0.636269" calcext:value-type="float">
            <text:p>0.63626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763" calcext:value-type="float">
            <text:p>6763</text:p>
          </table:table-cell>
          <table:table-cell office:value-type="float" office:value="4319" calcext:value-type="float">
            <text:p>4319</text:p>
          </table:table-cell>
          <table:table-cell office:value-type="float" office:value="0.361378" calcext:value-type="float">
            <text:p>0.361378</text:p>
          </table:table-cell>
          <table:table-cell table:formula="of:=1-[.D14]" office:value-type="float" office:value="0.638622" calcext:value-type="float">
            <text:p>0.638622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6858" calcext:value-type="float">
            <text:p>6858</text:p>
          </table:table-cell>
          <table:table-cell office:value-type="float" office:value="4359" calcext:value-type="float">
            <text:p>4359</text:p>
          </table:table-cell>
          <table:table-cell office:value-type="float" office:value="0.364392" calcext:value-type="float">
            <text:p>0.364392</text:p>
          </table:table-cell>
          <table:table-cell table:formula="of:=1-[.D15]" office:value-type="float" office:value="0.635608" calcext:value-type="float">
            <text:p>0.63560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6734" calcext:value-type="float">
            <text:p>6734</text:p>
          </table:table-cell>
          <table:table-cell office:value-type="float" office:value="4237" calcext:value-type="float">
            <text:p>4237</text:p>
          </table:table-cell>
          <table:table-cell office:value-type="float" office:value="0.370805" calcext:value-type="float">
            <text:p>0.370805</text:p>
          </table:table-cell>
          <table:table-cell table:formula="of:=1-[.D16]" office:value-type="float" office:value="0.629195" calcext:value-type="float">
            <text:p>0.62919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851" calcext:value-type="float">
            <text:p>6851</text:p>
          </table:table-cell>
          <table:table-cell office:value-type="float" office:value="4409" calcext:value-type="float">
            <text:p>4409</text:p>
          </table:table-cell>
          <table:table-cell office:value-type="float" office:value="0.356444" calcext:value-type="float">
            <text:p>0.356444</text:p>
          </table:table-cell>
          <table:table-cell table:formula="of:=1-[.D17]" office:value-type="float" office:value="0.643556" calcext:value-type="float">
            <text:p>0.64355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6762" calcext:value-type="float">
            <text:p>6762</text:p>
          </table:table-cell>
          <table:table-cell office:value-type="float" office:value="4315" calcext:value-type="float">
            <text:p>4315</text:p>
          </table:table-cell>
          <table:table-cell office:value-type="float" office:value="0.361875" calcext:value-type="float">
            <text:p>0.361875</text:p>
          </table:table-cell>
          <table:table-cell table:formula="of:=1-[.D18]" office:value-type="float" office:value="0.638125" calcext:value-type="float">
            <text:p>0.63812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954" calcext:value-type="float">
            <text:p>6954</text:p>
          </table:table-cell>
          <table:table-cell office:value-type="float" office:value="4552" calcext:value-type="float">
            <text:p>4552</text:p>
          </table:table-cell>
          <table:table-cell office:value-type="float" office:value="0.345413" calcext:value-type="float">
            <text:p>0.345413</text:p>
          </table:table-cell>
          <table:table-cell table:formula="of:=1-[.D19]" office:value-type="float" office:value="0.654587" calcext:value-type="float">
            <text:p>0.65458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6755" calcext:value-type="float">
            <text:p>6755</text:p>
          </table:table-cell>
          <table:table-cell office:value-type="float" office:value="4318" calcext:value-type="float">
            <text:p>4318</text:p>
          </table:table-cell>
          <table:table-cell office:value-type="float" office:value="0.36077" calcext:value-type="float">
            <text:p>0.36077</text:p>
          </table:table-cell>
          <table:table-cell table:formula="of:=1-[.D20]" office:value-type="float" office:value="0.63923" calcext:value-type="float">
            <text:p>0.6392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728" calcext:value-type="float">
            <text:p>6728</text:p>
          </table:table-cell>
          <table:table-cell office:value-type="float" office:value="4304" calcext:value-type="float">
            <text:p>4304</text:p>
          </table:table-cell>
          <table:table-cell office:value-type="float" office:value="0.360285" calcext:value-type="float">
            <text:p>0.360285</text:p>
          </table:table-cell>
          <table:table-cell table:formula="of:=1-[.D21]" office:value-type="float" office:value="0.639715" calcext:value-type="float">
            <text:p>0.63971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705" calcext:value-type="float">
            <text:p>6705</text:p>
          </table:table-cell>
          <table:table-cell office:value-type="float" office:value="4275" calcext:value-type="float">
            <text:p>4275</text:p>
          </table:table-cell>
          <table:table-cell office:value-type="float" office:value="0.362416" calcext:value-type="float">
            <text:p>0.362416</text:p>
          </table:table-cell>
          <table:table-cell table:formula="of:=1-[.D22]" office:value-type="float" office:value="0.637584" calcext:value-type="float">
            <text:p>0.63758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736" calcext:value-type="float">
            <text:p>6736</text:p>
          </table:table-cell>
          <table:table-cell office:value-type="float" office:value="4272" calcext:value-type="float">
            <text:p>4272</text:p>
          </table:table-cell>
          <table:table-cell office:value-type="float" office:value="0.365796" calcext:value-type="float">
            <text:p>0.365796</text:p>
          </table:table-cell>
          <table:table-cell table:formula="of:=1-[.D23]" office:value-type="float" office:value="0.634204" calcext:value-type="float">
            <text:p>0.63420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6804" calcext:value-type="float">
            <text:p>6804</text:p>
          </table:table-cell>
          <table:table-cell office:value-type="float" office:value="4377" calcext:value-type="float">
            <text:p>4377</text:p>
          </table:table-cell>
          <table:table-cell office:value-type="float" office:value="0.356702" calcext:value-type="float">
            <text:p>0.356702</text:p>
          </table:table-cell>
          <table:table-cell table:formula="of:=1-[.D24]" office:value-type="float" office:value="0.643298" calcext:value-type="float">
            <text:p>0.64329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864" calcext:value-type="float">
            <text:p>6864</text:p>
          </table:table-cell>
          <table:table-cell office:value-type="float" office:value="4450" calcext:value-type="float">
            <text:p>4450</text:p>
          </table:table-cell>
          <table:table-cell office:value-type="float" office:value="0.35169" calcext:value-type="float">
            <text:p>0.35169</text:p>
          </table:table-cell>
          <table:table-cell table:formula="of:=1-[.D25]" office:value-type="float" office:value="0.64831" calcext:value-type="float">
            <text:p>0.6483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822" calcext:value-type="float">
            <text:p>6822</text:p>
          </table:table-cell>
          <table:table-cell office:value-type="float" office:value="4329" calcext:value-type="float">
            <text:p>4329</text:p>
          </table:table-cell>
          <table:table-cell office:value-type="float" office:value="0.365435" calcext:value-type="float">
            <text:p>0.365435</text:p>
          </table:table-cell>
          <table:table-cell table:formula="of:=1-[.D26]" office:value-type="float" office:value="0.634565" calcext:value-type="float">
            <text:p>0.63456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722" calcext:value-type="float">
            <text:p>6722</text:p>
          </table:table-cell>
          <table:table-cell office:value-type="float" office:value="4258" calcext:value-type="float">
            <text:p>4258</text:p>
          </table:table-cell>
          <table:table-cell office:value-type="float" office:value="0.366558" calcext:value-type="float">
            <text:p>0.366558</text:p>
          </table:table-cell>
          <table:table-cell table:formula="of:=1-[.D27]" office:value-type="float" office:value="0.633442" calcext:value-type="float">
            <text:p>0.633442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744" calcext:value-type="float">
            <text:p>6744</text:p>
          </table:table-cell>
          <table:table-cell office:value-type="float" office:value="4308" calcext:value-type="float">
            <text:p>4308</text:p>
          </table:table-cell>
          <table:table-cell office:value-type="float" office:value="0.36121" calcext:value-type="float">
            <text:p>0.36121</text:p>
          </table:table-cell>
          <table:table-cell table:formula="of:=1-[.D28]" office:value-type="float" office:value="0.63879" calcext:value-type="float">
            <text:p>0.6387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793" calcext:value-type="float">
            <text:p>6793</text:p>
          </table:table-cell>
          <table:table-cell office:value-type="float" office:value="4417" calcext:value-type="float">
            <text:p>4417</text:p>
          </table:table-cell>
          <table:table-cell office:value-type="float" office:value="0.349772" calcext:value-type="float">
            <text:p>0.349772</text:p>
          </table:table-cell>
          <table:table-cell table:formula="of:=1-[.D29]" office:value-type="float" office:value="0.650228" calcext:value-type="float">
            <text:p>0.65022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885" calcext:value-type="float">
            <text:p>6885</text:p>
          </table:table-cell>
          <table:table-cell office:value-type="float" office:value="4455" calcext:value-type="float">
            <text:p>4455</text:p>
          </table:table-cell>
          <table:table-cell office:value-type="float" office:value="0.352941" calcext:value-type="float">
            <text:p>0.352941</text:p>
          </table:table-cell>
          <table:table-cell table:formula="of:=1-[.D30]" office:value-type="float" office:value="0.647059" calcext:value-type="float">
            <text:p>0.64705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879" calcext:value-type="float">
            <text:p>6879</text:p>
          </table:table-cell>
          <table:table-cell office:value-type="float" office:value="4408" calcext:value-type="float">
            <text:p>4408</text:p>
          </table:table-cell>
          <table:table-cell office:value-type="float" office:value="0.359209" calcext:value-type="float">
            <text:p>0.359209</text:p>
          </table:table-cell>
          <table:table-cell table:formula="of:=1-[.D31]" office:value-type="float" office:value="0.640791" calcext:value-type="float">
            <text:p>0.64079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792" calcext:value-type="float">
            <text:p>6792</text:p>
          </table:table-cell>
          <table:table-cell office:value-type="float" office:value="4380" calcext:value-type="float">
            <text:p>4380</text:p>
          </table:table-cell>
          <table:table-cell office:value-type="float" office:value="0.355124" calcext:value-type="float">
            <text:p>0.355124</text:p>
          </table:table-cell>
          <table:table-cell table:formula="of:=1-[.D32]" office:value-type="float" office:value="0.644876" calcext:value-type="float">
            <text:p>0.64487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6943" calcext:value-type="float">
            <text:p>6943</text:p>
          </table:table-cell>
          <table:table-cell office:value-type="float" office:value="4478" calcext:value-type="float">
            <text:p>4478</text:p>
          </table:table-cell>
          <table:table-cell office:value-type="float" office:value="0.355034" calcext:value-type="float">
            <text:p>0.355034</text:p>
          </table:table-cell>
          <table:table-cell table:formula="of:=1-[.D33]" office:value-type="float" office:value="0.644966" calcext:value-type="float">
            <text:p>0.64496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915" calcext:value-type="float">
            <text:p>6915</text:p>
          </table:table-cell>
          <table:table-cell office:value-type="float" office:value="4485" calcext:value-type="float">
            <text:p>4485</text:p>
          </table:table-cell>
          <table:table-cell office:value-type="float" office:value="0.35141" calcext:value-type="float">
            <text:p>0.35141</text:p>
          </table:table-cell>
          <table:table-cell table:formula="of:=1-[.D34]" office:value-type="float" office:value="0.64859" calcext:value-type="float">
            <text:p>0.6485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868" calcext:value-type="float">
            <text:p>6868</text:p>
          </table:table-cell>
          <table:table-cell office:value-type="float" office:value="4424" calcext:value-type="float">
            <text:p>4424</text:p>
          </table:table-cell>
          <table:table-cell office:value-type="float" office:value="0.355853" calcext:value-type="float">
            <text:p>0.355853</text:p>
          </table:table-cell>
          <table:table-cell table:formula="of:=1-[.D35]" office:value-type="float" office:value="0.644147" calcext:value-type="float">
            <text:p>0.64414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756" calcext:value-type="float">
            <text:p>6756</text:p>
          </table:table-cell>
          <table:table-cell office:value-type="float" office:value="4294" calcext:value-type="float">
            <text:p>4294</text:p>
          </table:table-cell>
          <table:table-cell office:value-type="float" office:value="0.364417" calcext:value-type="float">
            <text:p>0.364417</text:p>
          </table:table-cell>
          <table:table-cell table:formula="of:=1-[.D36]" office:value-type="float" office:value="0.635583" calcext:value-type="float">
            <text:p>0.63558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817" calcext:value-type="float">
            <text:p>6817</text:p>
          </table:table-cell>
          <table:table-cell office:value-type="float" office:value="4360" calcext:value-type="float">
            <text:p>4360</text:p>
          </table:table-cell>
          <table:table-cell office:value-type="float" office:value="0.360422" calcext:value-type="float">
            <text:p>0.360422</text:p>
          </table:table-cell>
          <table:table-cell table:formula="of:=1-[.D37]" office:value-type="float" office:value="0.639578" calcext:value-type="float">
            <text:p>0.63957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854" calcext:value-type="float">
            <text:p>6854</text:p>
          </table:table-cell>
          <table:table-cell office:value-type="float" office:value="4408" calcext:value-type="float">
            <text:p>4408</text:p>
          </table:table-cell>
          <table:table-cell office:value-type="float" office:value="0.356872" calcext:value-type="float">
            <text:p>0.356872</text:p>
          </table:table-cell>
          <table:table-cell table:formula="of:=1-[.D38]" office:value-type="float" office:value="0.643128" calcext:value-type="float">
            <text:p>0.64312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6928" calcext:value-type="float">
            <text:p>6928</text:p>
          </table:table-cell>
          <table:table-cell office:value-type="float" office:value="4409" calcext:value-type="float">
            <text:p>4409</text:p>
          </table:table-cell>
          <table:table-cell office:value-type="float" office:value="0.363597" calcext:value-type="float">
            <text:p>0.363597</text:p>
          </table:table-cell>
          <table:table-cell table:formula="of:=1-[.D39]" office:value-type="float" office:value="0.636403" calcext:value-type="float">
            <text:p>0.63640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866" calcext:value-type="float">
            <text:p>6866</text:p>
          </table:table-cell>
          <table:table-cell office:value-type="float" office:value="4433" calcext:value-type="float">
            <text:p>4433</text:p>
          </table:table-cell>
          <table:table-cell office:value-type="float" office:value="0.354355" calcext:value-type="float">
            <text:p>0.354355</text:p>
          </table:table-cell>
          <table:table-cell table:formula="of:=1-[.D40]" office:value-type="float" office:value="0.645645" calcext:value-type="float">
            <text:p>0.64564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6950" calcext:value-type="float">
            <text:p>6950</text:p>
          </table:table-cell>
          <table:table-cell office:value-type="float" office:value="4442" calcext:value-type="float">
            <text:p>4442</text:p>
          </table:table-cell>
          <table:table-cell office:value-type="float" office:value="0.360863" calcext:value-type="float">
            <text:p>0.360863</text:p>
          </table:table-cell>
          <table:table-cell table:formula="of:=1-[.D41]" office:value-type="float" office:value="0.639137" calcext:value-type="float">
            <text:p>0.63913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911" calcext:value-type="float">
            <text:p>6911</text:p>
          </table:table-cell>
          <table:table-cell office:value-type="float" office:value="4442" calcext:value-type="float">
            <text:p>4442</text:p>
          </table:table-cell>
          <table:table-cell office:value-type="float" office:value="0.357257" calcext:value-type="float">
            <text:p>0.357257</text:p>
          </table:table-cell>
          <table:table-cell table:formula="of:=1-[.D42]" office:value-type="float" office:value="0.642743" calcext:value-type="float">
            <text:p>0.64274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7010" calcext:value-type="float">
            <text:p>7010</text:p>
          </table:table-cell>
          <table:table-cell office:value-type="float" office:value="4449" calcext:value-type="float">
            <text:p>4449</text:p>
          </table:table-cell>
          <table:table-cell office:value-type="float" office:value="0.365335" calcext:value-type="float">
            <text:p>0.365335</text:p>
          </table:table-cell>
          <table:table-cell table:formula="of:=1-[.D43]" office:value-type="float" office:value="0.634665" calcext:value-type="float">
            <text:p>0.63466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7001" calcext:value-type="float">
            <text:p>7001</text:p>
          </table:table-cell>
          <table:table-cell office:value-type="float" office:value="4407" calcext:value-type="float">
            <text:p>4407</text:p>
          </table:table-cell>
          <table:table-cell office:value-type="float" office:value="0.370519" calcext:value-type="float">
            <text:p>0.370519</text:p>
          </table:table-cell>
          <table:table-cell table:formula="of:=1-[.D44]" office:value-type="float" office:value="0.629481" calcext:value-type="float">
            <text:p>0.629481</text:p>
          </table:table-cell>
          <table:table-cell office:value-type="float" office:value="0.329" calcext:value-type="float">
            <text:p>0.329</text:p>
          </table:table-cell>
          <table:table-cell table:number-columns-repeated="2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6997" calcext:value-type="float">
            <text:p>6997</text:p>
          </table:table-cell>
          <table:table-cell office:value-type="float" office:value="4326" calcext:value-type="float">
            <text:p>4326</text:p>
          </table:table-cell>
          <table:table-cell office:value-type="float" office:value="0.381735" calcext:value-type="float">
            <text:p>0.381735</text:p>
          </table:table-cell>
          <table:table-cell table:formula="of:=1-[.D45]" office:value-type="float" office:value="0.618265" calcext:value-type="float">
            <text:p>0.61826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993" calcext:value-type="float">
            <text:p>6993</text:p>
          </table:table-cell>
          <table:table-cell office:value-type="float" office:value="4365" calcext:value-type="float">
            <text:p>4365</text:p>
          </table:table-cell>
          <table:table-cell office:value-type="float" office:value="0.375804" calcext:value-type="float">
            <text:p>0.375804</text:p>
          </table:table-cell>
          <table:table-cell table:formula="of:=1-[.D46]" office:value-type="float" office:value="0.624196" calcext:value-type="float">
            <text:p>0.62419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6961" calcext:value-type="float">
            <text:p>6961</text:p>
          </table:table-cell>
          <table:table-cell office:value-type="float" office:value="4294" calcext:value-type="float">
            <text:p>4294</text:p>
          </table:table-cell>
          <table:table-cell office:value-type="float" office:value="0.383135" calcext:value-type="float">
            <text:p>0.383135</text:p>
          </table:table-cell>
          <table:table-cell table:formula="of:=1-[.D47]" office:value-type="float" office:value="0.616865" calcext:value-type="float">
            <text:p>0.61686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981" calcext:value-type="float">
            <text:p>6981</text:p>
          </table:table-cell>
          <table:table-cell office:value-type="float" office:value="4383" calcext:value-type="float">
            <text:p>4383</text:p>
          </table:table-cell>
          <table:table-cell office:value-type="float" office:value="0.372153" calcext:value-type="float">
            <text:p>0.372153</text:p>
          </table:table-cell>
          <table:table-cell table:formula="of:=1-[.D48]" office:value-type="float" office:value="0.627847" calcext:value-type="float">
            <text:p>0.62784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7005" calcext:value-type="float">
            <text:p>7005</text:p>
          </table:table-cell>
          <table:table-cell office:value-type="float" office:value="4328" calcext:value-type="float">
            <text:p>4328</text:p>
          </table:table-cell>
          <table:table-cell office:value-type="float" office:value="0.382156" calcext:value-type="float">
            <text:p>0.382156</text:p>
          </table:table-cell>
          <table:table-cell table:formula="of:=1-[.D49]" office:value-type="float" office:value="0.617844" calcext:value-type="float">
            <text:p>0.617844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7014" calcext:value-type="float">
            <text:p>7014</text:p>
          </table:table-cell>
          <table:table-cell office:value-type="float" office:value="4372" calcext:value-type="float">
            <text:p>4372</text:p>
          </table:table-cell>
          <table:table-cell office:value-type="float" office:value="0.376675" calcext:value-type="float">
            <text:p>0.376675</text:p>
          </table:table-cell>
          <table:table-cell table:formula="of:=1-[.D50]" office:value-type="float" office:value="0.623325" calcext:value-type="float">
            <text:p>0.62332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6932" calcext:value-type="float">
            <text:p>6932</text:p>
          </table:table-cell>
          <table:table-cell office:value-type="float" office:value="4345" calcext:value-type="float">
            <text:p>4345</text:p>
          </table:table-cell>
          <table:table-cell office:value-type="float" office:value="0.373197" calcext:value-type="float">
            <text:p>0.373197</text:p>
          </table:table-cell>
          <table:table-cell table:formula="of:=1-[.D51]" office:value-type="float" office:value="0.626803" calcext:value-type="float">
            <text:p>0.62680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900" calcext:value-type="float">
            <text:p>6900</text:p>
          </table:table-cell>
          <table:table-cell office:value-type="float" office:value="4438" calcext:value-type="float">
            <text:p>4438</text:p>
          </table:table-cell>
          <table:table-cell office:value-type="float" office:value="0.356812" calcext:value-type="float">
            <text:p>0.356812</text:p>
          </table:table-cell>
          <table:table-cell table:formula="of:=1-[.D52]" office:value-type="float" office:value="0.643188" calcext:value-type="float">
            <text:p>0.64318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824" calcext:value-type="float">
            <text:p>6824</text:p>
          </table:table-cell>
          <table:table-cell office:value-type="float" office:value="4326" calcext:value-type="float">
            <text:p>4326</text:p>
          </table:table-cell>
          <table:table-cell office:value-type="float" office:value="0.366061" calcext:value-type="float">
            <text:p>0.366061</text:p>
          </table:table-cell>
          <table:table-cell table:formula="of:=1-[.D53]" office:value-type="float" office:value="0.633939" calcext:value-type="float">
            <text:p>0.63393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826" calcext:value-type="float">
            <text:p>6826</text:p>
          </table:table-cell>
          <table:table-cell office:value-type="float" office:value="4341" calcext:value-type="float">
            <text:p>4341</text:p>
          </table:table-cell>
          <table:table-cell office:value-type="float" office:value="0.364049" calcext:value-type="float">
            <text:p>0.364049</text:p>
          </table:table-cell>
          <table:table-cell table:formula="of:=1-[.D54]" office:value-type="float" office:value="0.635951" calcext:value-type="float">
            <text:p>0.63595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804" calcext:value-type="float">
            <text:p>6804</text:p>
          </table:table-cell>
          <table:table-cell office:value-type="float" office:value="4370" calcext:value-type="float">
            <text:p>4370</text:p>
          </table:table-cell>
          <table:table-cell office:value-type="float" office:value="0.357731" calcext:value-type="float">
            <text:p>0.357731</text:p>
          </table:table-cell>
          <table:table-cell table:formula="of:=1-[.D55]" office:value-type="float" office:value="0.642269" calcext:value-type="float">
            <text:p>0.64226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880" calcext:value-type="float">
            <text:p>6880</text:p>
          </table:table-cell>
          <table:table-cell office:value-type="float" office:value="4406" calcext:value-type="float">
            <text:p>4406</text:p>
          </table:table-cell>
          <table:table-cell office:value-type="float" office:value="0.359593" calcext:value-type="float">
            <text:p>0.359593</text:p>
          </table:table-cell>
          <table:table-cell table:formula="of:=1-[.D56]" office:value-type="float" office:value="0.640407" calcext:value-type="float">
            <text:p>0.64040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6829" calcext:value-type="float">
            <text:p>6829</text:p>
          </table:table-cell>
          <table:table-cell office:value-type="float" office:value="4286" calcext:value-type="float">
            <text:p>4286</text:p>
          </table:table-cell>
          <table:table-cell office:value-type="float" office:value="0.372382" calcext:value-type="float">
            <text:p>0.372382</text:p>
          </table:table-cell>
          <table:table-cell table:formula="of:=1-[.D57]" office:value-type="float" office:value="0.627618" calcext:value-type="float">
            <text:p>0.62761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979" calcext:value-type="float">
            <text:p>6979</text:p>
          </table:table-cell>
          <table:table-cell office:value-type="float" office:value="4451" calcext:value-type="float">
            <text:p>4451</text:p>
          </table:table-cell>
          <table:table-cell office:value-type="float" office:value="0.36223" calcext:value-type="float">
            <text:p>0.36223</text:p>
          </table:table-cell>
          <table:table-cell table:formula="of:=1-[.D58]" office:value-type="float" office:value="0.63777" calcext:value-type="float">
            <text:p>0.6377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930" calcext:value-type="float">
            <text:p>6930</text:p>
          </table:table-cell>
          <table:table-cell office:value-type="float" office:value="4388" calcext:value-type="float">
            <text:p>4388</text:p>
          </table:table-cell>
          <table:table-cell office:value-type="float" office:value="0.366811" calcext:value-type="float">
            <text:p>0.366811</text:p>
          </table:table-cell>
          <table:table-cell table:formula="of:=1-[.D59]" office:value-type="float" office:value="0.633189" calcext:value-type="float">
            <text:p>0.63318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998" calcext:value-type="float">
            <text:p>6998</text:p>
          </table:table-cell>
          <table:table-cell office:value-type="float" office:value="4454" calcext:value-type="float">
            <text:p>4454</text:p>
          </table:table-cell>
          <table:table-cell office:value-type="float" office:value="0.363532" calcext:value-type="float">
            <text:p>0.363532</text:p>
          </table:table-cell>
          <table:table-cell table:formula="of:=1-[.D60]" office:value-type="float" office:value="0.636468" calcext:value-type="float">
            <text:p>0.63646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7055" calcext:value-type="float">
            <text:p>7055</text:p>
          </table:table-cell>
          <table:table-cell office:value-type="float" office:value="4509" calcext:value-type="float">
            <text:p>4509</text:p>
          </table:table-cell>
          <table:table-cell office:value-type="float" office:value="0.360879" calcext:value-type="float">
            <text:p>0.360879</text:p>
          </table:table-cell>
          <table:table-cell table:formula="of:=1-[.D61]" office:value-type="float" office:value="0.639121" calcext:value-type="float">
            <text:p>0.63912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843" calcext:value-type="float">
            <text:p>6843</text:p>
          </table:table-cell>
          <table:table-cell office:value-type="float" office:value="4446" calcext:value-type="float">
            <text:p>4446</text:p>
          </table:table-cell>
          <table:table-cell office:value-type="float" office:value="0.350285" calcext:value-type="float">
            <text:p>0.350285</text:p>
          </table:table-cell>
          <table:table-cell table:formula="of:=1-[.D62]" office:value-type="float" office:value="0.649715" calcext:value-type="float">
            <text:p>0.64971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770" calcext:value-type="float">
            <text:p>6770</text:p>
          </table:table-cell>
          <table:table-cell office:value-type="float" office:value="4390" calcext:value-type="float">
            <text:p>4390</text:p>
          </table:table-cell>
          <table:table-cell office:value-type="float" office:value="0.351551" calcext:value-type="float">
            <text:p>0.351551</text:p>
          </table:table-cell>
          <table:table-cell table:formula="of:=1-[.D63]" office:value-type="float" office:value="0.648449" calcext:value-type="float">
            <text:p>0.64844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7020" calcext:value-type="float">
            <text:p>7020</text:p>
          </table:table-cell>
          <table:table-cell office:value-type="float" office:value="4506" calcext:value-type="float">
            <text:p>4506</text:p>
          </table:table-cell>
          <table:table-cell office:value-type="float" office:value="0.35812" calcext:value-type="float">
            <text:p>0.35812</text:p>
          </table:table-cell>
          <table:table-cell table:formula="of:=1-[.D64]" office:value-type="float" office:value="0.64188" calcext:value-type="float">
            <text:p>0.6418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7016" calcext:value-type="float">
            <text:p>7016</text:p>
          </table:table-cell>
          <table:table-cell office:value-type="float" office:value="4560" calcext:value-type="float">
            <text:p>4560</text:p>
          </table:table-cell>
          <table:table-cell office:value-type="float" office:value="0.350057" calcext:value-type="float">
            <text:p>0.350057</text:p>
          </table:table-cell>
          <table:table-cell table:formula="of:=1-[.D65]" office:value-type="float" office:value="0.649943" calcext:value-type="float">
            <text:p>0.64994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7059" calcext:value-type="float">
            <text:p>7059</text:p>
          </table:table-cell>
          <table:table-cell office:value-type="float" office:value="4502" calcext:value-type="float">
            <text:p>4502</text:p>
          </table:table-cell>
          <table:table-cell office:value-type="float" office:value="0.362233" calcext:value-type="float">
            <text:p>0.362233</text:p>
          </table:table-cell>
          <table:table-cell table:formula="of:=1-[.D66]" office:value-type="float" office:value="0.637767" calcext:value-type="float">
            <text:p>0.63776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7055" calcext:value-type="float">
            <text:p>7055</text:p>
          </table:table-cell>
          <table:table-cell office:value-type="float" office:value="4469" calcext:value-type="float">
            <text:p>4469</text:p>
          </table:table-cell>
          <table:table-cell office:value-type="float" office:value="0.366549" calcext:value-type="float">
            <text:p>0.366549</text:p>
          </table:table-cell>
          <table:table-cell table:formula="of:=1-[.D67]" office:value-type="float" office:value="0.633451" calcext:value-type="float">
            <text:p>0.633451</text:p>
          </table:table-cell>
          <table:table-cell office:value-type="float" office:value="0.278" calcext:value-type="float">
            <text:p>0.278</text:p>
          </table:table-cell>
          <table:table-cell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7118" calcext:value-type="float">
            <text:p>7118</text:p>
          </table:table-cell>
          <table:table-cell office:value-type="float" office:value="4533" calcext:value-type="float">
            <text:p>4533</text:p>
          </table:table-cell>
          <table:table-cell office:value-type="float" office:value="0.363164" calcext:value-type="float">
            <text:p>0.363164</text:p>
          </table:table-cell>
          <table:table-cell table:formula="of:=1-[.D68]" office:value-type="float" office:value="0.636836" calcext:value-type="float">
            <text:p>0.63683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7057" calcext:value-type="float">
            <text:p>7057</text:p>
          </table:table-cell>
          <table:table-cell office:value-type="float" office:value="4507" calcext:value-type="float">
            <text:p>4507</text:p>
          </table:table-cell>
          <table:table-cell office:value-type="float" office:value="0.361343" calcext:value-type="float">
            <text:p>0.361343</text:p>
          </table:table-cell>
          <table:table-cell table:formula="of:=1-[.D69]" office:value-type="float" office:value="0.638657" calcext:value-type="float">
            <text:p>0.63865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7093" calcext:value-type="float">
            <text:p>7093</text:p>
          </table:table-cell>
          <table:table-cell office:value-type="float" office:value="4552" calcext:value-type="float">
            <text:p>4552</text:p>
          </table:table-cell>
          <table:table-cell office:value-type="float" office:value="0.358241" calcext:value-type="float">
            <text:p>0.358241</text:p>
          </table:table-cell>
          <table:table-cell table:formula="of:=1-[.D70]" office:value-type="float" office:value="0.641759" calcext:value-type="float">
            <text:p>0.64175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6946" calcext:value-type="float">
            <text:p>6946</text:p>
          </table:table-cell>
          <table:table-cell office:value-type="float" office:value="4407" calcext:value-type="float">
            <text:p>4407</text:p>
          </table:table-cell>
          <table:table-cell office:value-type="float" office:value="0.365534" calcext:value-type="float">
            <text:p>0.365534</text:p>
          </table:table-cell>
          <table:table-cell table:formula="of:=1-[.D71]" office:value-type="float" office:value="0.634466" calcext:value-type="float">
            <text:p>0.63446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6828" calcext:value-type="float">
            <text:p>6828</text:p>
          </table:table-cell>
          <table:table-cell office:value-type="float" office:value="4374" calcext:value-type="float">
            <text:p>4374</text:p>
          </table:table-cell>
          <table:table-cell office:value-type="float" office:value="0.359402" calcext:value-type="float">
            <text:p>0.359402</text:p>
          </table:table-cell>
          <table:table-cell table:formula="of:=1-[.D72]" office:value-type="float" office:value="0.640598" calcext:value-type="float">
            <text:p>0.64059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832" calcext:value-type="float">
            <text:p>6832</text:p>
          </table:table-cell>
          <table:table-cell office:value-type="float" office:value="4355" calcext:value-type="float">
            <text:p>4355</text:p>
          </table:table-cell>
          <table:table-cell office:value-type="float" office:value="0.362559" calcext:value-type="float">
            <text:p>0.362559</text:p>
          </table:table-cell>
          <table:table-cell table:formula="of:=1-[.D73]" office:value-type="float" office:value="0.637441" calcext:value-type="float">
            <text:p>0.637441</text:p>
          </table:table-cell>
          <table:table-cell office:value-type="float" office:value="0.382" calcext:value-type="float">
            <text:p>0.382</text:p>
          </table:table-cell>
          <table:table-cell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690" calcext:value-type="float">
            <text:p>6690</text:p>
          </table:table-cell>
          <table:table-cell office:value-type="float" office:value="4104" calcext:value-type="float">
            <text:p>4104</text:p>
          </table:table-cell>
          <table:table-cell office:value-type="float" office:value="0.386547" calcext:value-type="float">
            <text:p>0.386547</text:p>
          </table:table-cell>
          <table:table-cell table:formula="of:=1-[.D74]" office:value-type="float" office:value="0.613453" calcext:value-type="float">
            <text:p>0.61345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6460" calcext:value-type="float">
            <text:p>6460</text:p>
          </table:table-cell>
          <table:table-cell office:value-type="float" office:value="4029" calcext:value-type="float">
            <text:p>4029</text:p>
          </table:table-cell>
          <table:table-cell office:value-type="float" office:value="0.376316" calcext:value-type="float">
            <text:p>0.376316</text:p>
          </table:table-cell>
          <table:table-cell table:formula="of:=1-[.D75]" office:value-type="float" office:value="0.623684" calcext:value-type="float">
            <text:p>0.62368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264" calcext:value-type="float">
            <text:p>6264</text:p>
          </table:table-cell>
          <table:table-cell office:value-type="float" office:value="3730" calcext:value-type="float">
            <text:p>3730</text:p>
          </table:table-cell>
          <table:table-cell office:value-type="float" office:value="0.404534" calcext:value-type="float">
            <text:p>0.404534</text:p>
          </table:table-cell>
          <table:table-cell table:formula="of:=1-[.D76]" office:value-type="float" office:value="0.595466" calcext:value-type="float">
            <text:p>0.59546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214" calcext:value-type="float">
            <text:p>6214</text:p>
          </table:table-cell>
          <table:table-cell office:value-type="float" office:value="3729" calcext:value-type="float">
            <text:p>3729</text:p>
          </table:table-cell>
          <table:table-cell office:value-type="float" office:value="0.399903" calcext:value-type="float">
            <text:p>0.399903</text:p>
          </table:table-cell>
          <table:table-cell table:formula="of:=1-[.D77]" office:value-type="float" office:value="0.600097" calcext:value-type="float">
            <text:p>0.600097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6201" calcext:value-type="float">
            <text:p>6201</text:p>
          </table:table-cell>
          <table:table-cell office:value-type="float" office:value="3746" calcext:value-type="float">
            <text:p>3746</text:p>
          </table:table-cell>
          <table:table-cell office:value-type="float" office:value="0.395904" calcext:value-type="float">
            <text:p>0.395904</text:p>
          </table:table-cell>
          <table:table-cell table:formula="of:=1-[.D78]" office:value-type="float" office:value="0.604096" calcext:value-type="float">
            <text:p>0.60409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6407" calcext:value-type="float">
            <text:p>6407</text:p>
          </table:table-cell>
          <table:table-cell office:value-type="float" office:value="3844" calcext:value-type="float">
            <text:p>3844</text:p>
          </table:table-cell>
          <table:table-cell office:value-type="float" office:value="0.400031" calcext:value-type="float">
            <text:p>0.400031</text:p>
          </table:table-cell>
          <table:table-cell table:formula="of:=1-[.D79]" office:value-type="float" office:value="0.599969" calcext:value-type="float">
            <text:p>0.59996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6468" calcext:value-type="float">
            <text:p>6468</text:p>
          </table:table-cell>
          <table:table-cell office:value-type="float" office:value="3937" calcext:value-type="float">
            <text:p>3937</text:p>
          </table:table-cell>
          <table:table-cell office:value-type="float" office:value="0.391311" calcext:value-type="float">
            <text:p>0.391311</text:p>
          </table:table-cell>
          <table:table-cell table:formula="of:=1-[.D80]" office:value-type="float" office:value="0.608689" calcext:value-type="float">
            <text:p>0.60868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442" calcext:value-type="float">
            <text:p>6442</text:p>
          </table:table-cell>
          <table:table-cell office:value-type="float" office:value="3887" calcext:value-type="float">
            <text:p>3887</text:p>
          </table:table-cell>
          <table:table-cell office:value-type="float" office:value="0.396616" calcext:value-type="float">
            <text:p>0.396616</text:p>
          </table:table-cell>
          <table:table-cell table:formula="of:=1-[.D81]" office:value-type="float" office:value="0.603384" calcext:value-type="float">
            <text:p>0.60338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6945" calcext:value-type="float">
            <text:p>6945</text:p>
          </table:table-cell>
          <table:table-cell office:value-type="float" office:value="4158" calcext:value-type="float">
            <text:p>4158</text:p>
          </table:table-cell>
          <table:table-cell office:value-type="float" office:value="0.401296" calcext:value-type="float">
            <text:p>0.401296</text:p>
          </table:table-cell>
          <table:table-cell table:formula="of:=1-[.D82]" office:value-type="float" office:value="0.598704" calcext:value-type="float">
            <text:p>0.598704</text:p>
          </table:table-cell>
          <table:table-cell office:value-type="float" office:value="0.311" calcext:value-type="float">
            <text:p>0.311</text:p>
          </table:table-cell>
          <table:table-cell table:number-columns-repeated="2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7034" calcext:value-type="float">
            <text:p>7034</text:p>
          </table:table-cell>
          <table:table-cell office:value-type="float" office:value="4286" calcext:value-type="float">
            <text:p>4286</text:p>
          </table:table-cell>
          <table:table-cell office:value-type="float" office:value="0.390674" calcext:value-type="float">
            <text:p>0.390674</text:p>
          </table:table-cell>
          <table:table-cell table:formula="of:=1-[.D83]" office:value-type="float" office:value="0.609326" calcext:value-type="float">
            <text:p>0.60932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963" calcext:value-type="float">
            <text:p>6963</text:p>
          </table:table-cell>
          <table:table-cell office:value-type="float" office:value="4248" calcext:value-type="float">
            <text:p>4248</text:p>
          </table:table-cell>
          <table:table-cell office:value-type="float" office:value="0.389918" calcext:value-type="float">
            <text:p>0.389918</text:p>
          </table:table-cell>
          <table:table-cell table:formula="of:=1-[.D84]" office:value-type="float" office:value="0.610082" calcext:value-type="float">
            <text:p>0.610082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6734" calcext:value-type="float">
            <text:p>6734</text:p>
          </table:table-cell>
          <table:table-cell office:value-type="float" office:value="4037" calcext:value-type="float">
            <text:p>4037</text:p>
          </table:table-cell>
          <table:table-cell office:value-type="float" office:value="0.400505" calcext:value-type="float">
            <text:p>0.400505</text:p>
          </table:table-cell>
          <table:table-cell table:formula="of:=1-[.D85]" office:value-type="float" office:value="0.599495" calcext:value-type="float">
            <text:p>0.599495</text:p>
          </table:table-cell>
          <table:table-cell office:value-type="float" office:value="0.324" calcext:value-type="float">
            <text:p>0.324</text:p>
          </table:table-cell>
          <table:table-cell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276" calcext:value-type="float">
            <text:p>6276</text:p>
          </table:table-cell>
          <table:table-cell office:value-type="float" office:value="3711" calcext:value-type="float">
            <text:p>3711</text:p>
          </table:table-cell>
          <table:table-cell office:value-type="float" office:value="0.4087" calcext:value-type="float">
            <text:p>0.4087</text:p>
          </table:table-cell>
          <table:table-cell table:formula="of:=1-[.D86]" office:value-type="float" office:value="0.5913" calcext:value-type="float">
            <text:p>0.591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268" calcext:value-type="float">
            <text:p>6268</text:p>
          </table:table-cell>
          <table:table-cell office:value-type="float" office:value="3672" calcext:value-type="float">
            <text:p>3672</text:p>
          </table:table-cell>
          <table:table-cell office:value-type="float" office:value="0.414167" calcext:value-type="float">
            <text:p>0.414167</text:p>
          </table:table-cell>
          <table:table-cell table:formula="of:=1-[.D87]" office:value-type="float" office:value="0.585833" calcext:value-type="float">
            <text:p>0.58583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153" calcext:value-type="float">
            <text:p>6153</text:p>
          </table:table-cell>
          <table:table-cell office:value-type="float" office:value="3595" calcext:value-type="float">
            <text:p>3595</text:p>
          </table:table-cell>
          <table:table-cell office:value-type="float" office:value="0.415732" calcext:value-type="float">
            <text:p>0.415732</text:p>
          </table:table-cell>
          <table:table-cell table:formula="of:=1-[.D88]" office:value-type="float" office:value="0.584268" calcext:value-type="float">
            <text:p>0.58426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143" calcext:value-type="float">
            <text:p>6143</text:p>
          </table:table-cell>
          <table:table-cell office:value-type="float" office:value="3675" calcext:value-type="float">
            <text:p>3675</text:p>
          </table:table-cell>
          <table:table-cell office:value-type="float" office:value="0.401758" calcext:value-type="float">
            <text:p>0.401758</text:p>
          </table:table-cell>
          <table:table-cell table:formula="of:=1-[.D89]" office:value-type="float" office:value="0.598242" calcext:value-type="float">
            <text:p>0.598242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6361" calcext:value-type="float">
            <text:p>6361</text:p>
          </table:table-cell>
          <table:table-cell office:value-type="float" office:value="3946" calcext:value-type="float">
            <text:p>3946</text:p>
          </table:table-cell>
          <table:table-cell office:value-type="float" office:value="0.379657" calcext:value-type="float">
            <text:p>0.379657</text:p>
          </table:table-cell>
          <table:table-cell table:formula="of:=1-[.D90]" office:value-type="float" office:value="0.620343" calcext:value-type="float">
            <text:p>0.62034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6492" calcext:value-type="float">
            <text:p>6492</text:p>
          </table:table-cell>
          <table:table-cell office:value-type="float" office:value="4133" calcext:value-type="float">
            <text:p>4133</text:p>
          </table:table-cell>
          <table:table-cell office:value-type="float" office:value="0.36337" calcext:value-type="float">
            <text:p>0.36337</text:p>
          </table:table-cell>
          <table:table-cell table:formula="of:=1-[.D91]" office:value-type="float" office:value="0.63663" calcext:value-type="float">
            <text:p>0.63663</text:p>
          </table:table-cell>
          <table:table-cell office:value-type="float" office:value="0.315" calcext:value-type="float">
            <text:p>0.315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513" calcext:value-type="float">
            <text:p>6513</text:p>
          </table:table-cell>
          <table:table-cell office:value-type="float" office:value="4145" calcext:value-type="float">
            <text:p>4145</text:p>
          </table:table-cell>
          <table:table-cell office:value-type="float" office:value="0.363581" calcext:value-type="float">
            <text:p>0.363581</text:p>
          </table:table-cell>
          <table:table-cell table:formula="of:=1-[.D92]" office:value-type="float" office:value="0.636419" calcext:value-type="float">
            <text:p>0.63641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6199" calcext:value-type="float">
            <text:p>6199</text:p>
          </table:table-cell>
          <table:table-cell office:value-type="float" office:value="3983" calcext:value-type="float">
            <text:p>3983</text:p>
          </table:table-cell>
          <table:table-cell office:value-type="float" office:value="0.357477" calcext:value-type="float">
            <text:p>0.357477</text:p>
          </table:table-cell>
          <table:table-cell table:formula="of:=1-[.D93]" office:value-type="float" office:value="0.642523" calcext:value-type="float">
            <text:p>0.64252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5893" calcext:value-type="float">
            <text:p>5893</text:p>
          </table:table-cell>
          <table:table-cell office:value-type="float" office:value="3777" calcext:value-type="float">
            <text:p>3777</text:p>
          </table:table-cell>
          <table:table-cell office:value-type="float" office:value="0.35907" calcext:value-type="float">
            <text:p>0.35907</text:p>
          </table:table-cell>
          <table:table-cell table:formula="of:=1-[.D94]" office:value-type="float" office:value="0.64093" calcext:value-type="float">
            <text:p>0.6409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5990" calcext:value-type="float">
            <text:p>5990</text:p>
          </table:table-cell>
          <table:table-cell office:value-type="float" office:value="3821" calcext:value-type="float">
            <text:p>3821</text:p>
          </table:table-cell>
          <table:table-cell office:value-type="float" office:value="0.362103" calcext:value-type="float">
            <text:p>0.362103</text:p>
          </table:table-cell>
          <table:table-cell table:formula="of:=1-[.D95]" office:value-type="float" office:value="0.637897" calcext:value-type="float">
            <text:p>0.63789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5960" calcext:value-type="float">
            <text:p>5960</text:p>
          </table:table-cell>
          <table:table-cell office:value-type="float" office:value="3848" calcext:value-type="float">
            <text:p>3848</text:p>
          </table:table-cell>
          <table:table-cell office:value-type="float" office:value="0.354362" calcext:value-type="float">
            <text:p>0.354362</text:p>
          </table:table-cell>
          <table:table-cell table:formula="of:=1-[.D96]" office:value-type="float" office:value="0.645638" calcext:value-type="float">
            <text:p>0.64563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5941" calcext:value-type="float">
            <text:p>5941</text:p>
          </table:table-cell>
          <table:table-cell office:value-type="float" office:value="3867" calcext:value-type="float">
            <text:p>3867</text:p>
          </table:table-cell>
          <table:table-cell office:value-type="float" office:value="0.349099" calcext:value-type="float">
            <text:p>0.349099</text:p>
          </table:table-cell>
          <table:table-cell table:formula="of:=1-[.D97]" office:value-type="float" office:value="0.650901" calcext:value-type="float">
            <text:p>0.65090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5498" calcext:value-type="float">
            <text:p>5498</text:p>
          </table:table-cell>
          <table:table-cell office:value-type="float" office:value="3574" calcext:value-type="float">
            <text:p>3574</text:p>
          </table:table-cell>
          <table:table-cell office:value-type="float" office:value="0.349945" calcext:value-type="float">
            <text:p>0.349945</text:p>
          </table:table-cell>
          <table:table-cell table:formula="of:=1-[.D98]" office:value-type="float" office:value="0.650055" calcext:value-type="float">
            <text:p>0.65005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261" calcext:value-type="float">
            <text:p>5261</text:p>
          </table:table-cell>
          <table:table-cell office:value-type="float" office:value="3441" calcext:value-type="float">
            <text:p>3441</text:p>
          </table:table-cell>
          <table:table-cell office:value-type="float" office:value="0.345942" calcext:value-type="float">
            <text:p>0.345942</text:p>
          </table:table-cell>
          <table:table-cell table:formula="of:=1-[.D99]" office:value-type="float" office:value="0.654058" calcext:value-type="float">
            <text:p>0.65405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5166" calcext:value-type="float">
            <text:p>5166</text:p>
          </table:table-cell>
          <table:table-cell office:value-type="float" office:value="3473" calcext:value-type="float">
            <text:p>3473</text:p>
          </table:table-cell>
          <table:table-cell office:value-type="float" office:value="0.32772" calcext:value-type="float">
            <text:p>0.32772</text:p>
          </table:table-cell>
          <table:table-cell table:formula="of:=1-[.D100]" office:value-type="float" office:value="0.67228" calcext:value-type="float">
            <text:p>0.6722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5284" calcext:value-type="float">
            <text:p>5284</text:p>
          </table:table-cell>
          <table:table-cell office:value-type="float" office:value="3581" calcext:value-type="float">
            <text:p>3581</text:p>
          </table:table-cell>
          <table:table-cell office:value-type="float" office:value="0.322294" calcext:value-type="float">
            <text:p>0.322294</text:p>
          </table:table-cell>
          <table:table-cell table:formula="of:=1-[.D101]" office:value-type="float" office:value="0.677706" calcext:value-type="float">
            <text:p>0.67770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5202" calcext:value-type="float">
            <text:p>5202</text:p>
          </table:table-cell>
          <table:table-cell office:value-type="float" office:value="3555" calcext:value-type="float">
            <text:p>3555</text:p>
          </table:table-cell>
          <table:table-cell office:value-type="float" office:value="0.316609" calcext:value-type="float">
            <text:p>0.316609</text:p>
          </table:table-cell>
          <table:table-cell table:formula="of:=1-[.D102]" office:value-type="float" office:value="0.683391" calcext:value-type="float">
            <text:p>0.68339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5166" calcext:value-type="float">
            <text:p>5166</text:p>
          </table:table-cell>
          <table:table-cell office:value-type="float" office:value="3489" calcext:value-type="float">
            <text:p>3489</text:p>
          </table:table-cell>
          <table:table-cell office:value-type="float" office:value="0.324623" calcext:value-type="float">
            <text:p>0.324623</text:p>
          </table:table-cell>
          <table:table-cell table:formula="of:=1-[.D103]" office:value-type="float" office:value="0.675377" calcext:value-type="float">
            <text:p>0.67537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5116" calcext:value-type="float">
            <text:p>5116</text:p>
          </table:table-cell>
          <table:table-cell office:value-type="float" office:value="3472" calcext:value-type="float">
            <text:p>3472</text:p>
          </table:table-cell>
          <table:table-cell office:value-type="float" office:value="0.321345" calcext:value-type="float">
            <text:p>0.321345</text:p>
          </table:table-cell>
          <table:table-cell table:formula="of:=1-[.D104]" office:value-type="float" office:value="0.678655" calcext:value-type="float">
            <text:p>0.67865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015" calcext:value-type="float">
            <text:p>5015</text:p>
          </table:table-cell>
          <table:table-cell office:value-type="float" office:value="3426" calcext:value-type="float">
            <text:p>3426</text:p>
          </table:table-cell>
          <table:table-cell office:value-type="float" office:value="0.316849" calcext:value-type="float">
            <text:p>0.316849</text:p>
          </table:table-cell>
          <table:table-cell table:formula="of:=1-[.D105]" office:value-type="float" office:value="0.683151" calcext:value-type="float">
            <text:p>0.68315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860" calcext:value-type="float">
            <text:p>4860</text:p>
          </table:table-cell>
          <table:table-cell office:value-type="float" office:value="3290" calcext:value-type="float">
            <text:p>3290</text:p>
          </table:table-cell>
          <table:table-cell office:value-type="float" office:value="0.323045" calcext:value-type="float">
            <text:p>0.323045</text:p>
          </table:table-cell>
          <table:table-cell table:formula="of:=1-[.D106]" office:value-type="float" office:value="0.676955" calcext:value-type="float">
            <text:p>0.67695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4747" calcext:value-type="float">
            <text:p>4747</text:p>
          </table:table-cell>
          <table:table-cell office:value-type="float" office:value="3233" calcext:value-type="float">
            <text:p>3233</text:p>
          </table:table-cell>
          <table:table-cell office:value-type="float" office:value="0.318938" calcext:value-type="float">
            <text:p>0.318938</text:p>
          </table:table-cell>
          <table:table-cell table:formula="of:=1-[.D107]" office:value-type="float" office:value="0.681062" calcext:value-type="float">
            <text:p>0.681062</text:p>
          </table:table-cell>
          <table:table-cell office:value-type="float" office:value="0.297" calcext:value-type="float">
            <text:p>0.297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737" calcext:value-type="float">
            <text:p>4737</text:p>
          </table:table-cell>
          <table:table-cell office:value-type="float" office:value="3236" calcext:value-type="float">
            <text:p>3236</text:p>
          </table:table-cell>
          <table:table-cell office:value-type="float" office:value="0.316867" calcext:value-type="float">
            <text:p>0.316867</text:p>
          </table:table-cell>
          <table:table-cell table:formula="of:=1-[.D108]" office:value-type="float" office:value="0.683133" calcext:value-type="float">
            <text:p>0.68313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937" calcext:value-type="float">
            <text:p>4937</text:p>
          </table:table-cell>
          <table:table-cell office:value-type="float" office:value="3421" calcext:value-type="float">
            <text:p>3421</text:p>
          </table:table-cell>
          <table:table-cell office:value-type="float" office:value="0.307069" calcext:value-type="float">
            <text:p>0.307069</text:p>
          </table:table-cell>
          <table:table-cell table:formula="of:=1-[.D109]" office:value-type="float" office:value="0.692931" calcext:value-type="float">
            <text:p>0.69293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4868" calcext:value-type="float">
            <text:p>4868</text:p>
          </table:table-cell>
          <table:table-cell office:value-type="float" office:value="3329" calcext:value-type="float">
            <text:p>3329</text:p>
          </table:table-cell>
          <table:table-cell office:value-type="float" office:value="0.316146" calcext:value-type="float">
            <text:p>0.316146</text:p>
          </table:table-cell>
          <table:table-cell table:formula="of:=1-[.D110]" office:value-type="float" office:value="0.683854" calcext:value-type="float">
            <text:p>0.68385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693" calcext:value-type="float">
            <text:p>4693</text:p>
          </table:table-cell>
          <table:table-cell office:value-type="float" office:value="3223" calcext:value-type="float">
            <text:p>3223</text:p>
          </table:table-cell>
          <table:table-cell office:value-type="float" office:value="0.313232" calcext:value-type="float">
            <text:p>0.313232</text:p>
          </table:table-cell>
          <table:table-cell table:formula="of:=1-[.D111]" office:value-type="float" office:value="0.686768" calcext:value-type="float">
            <text:p>0.68676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4735" calcext:value-type="float">
            <text:p>4735</text:p>
          </table:table-cell>
          <table:table-cell office:value-type="float" office:value="3177" calcext:value-type="float">
            <text:p>3177</text:p>
          </table:table-cell>
          <table:table-cell office:value-type="float" office:value="0.329039" calcext:value-type="float">
            <text:p>0.329039</text:p>
          </table:table-cell>
          <table:table-cell table:formula="of:=1-[.D112]" office:value-type="float" office:value="0.670961" calcext:value-type="float">
            <text:p>0.67096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819" calcext:value-type="float">
            <text:p>4819</text:p>
          </table:table-cell>
          <table:table-cell office:value-type="float" office:value="3318" calcext:value-type="float">
            <text:p>3318</text:p>
          </table:table-cell>
          <table:table-cell office:value-type="float" office:value="0.311475" calcext:value-type="float">
            <text:p>0.311475</text:p>
          </table:table-cell>
          <table:table-cell table:formula="of:=1-[.D113]" office:value-type="float" office:value="0.688525" calcext:value-type="float">
            <text:p>0.68852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776" calcext:value-type="float">
            <text:p>4776</text:p>
          </table:table-cell>
          <table:table-cell office:value-type="float" office:value="3269" calcext:value-type="float">
            <text:p>3269</text:p>
          </table:table-cell>
          <table:table-cell office:value-type="float" office:value="0.315536" calcext:value-type="float">
            <text:p>0.315536</text:p>
          </table:table-cell>
          <table:table-cell table:formula="of:=1-[.D114]" office:value-type="float" office:value="0.684464" calcext:value-type="float">
            <text:p>0.68446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4780" calcext:value-type="float">
            <text:p>4780</text:p>
          </table:table-cell>
          <table:table-cell office:value-type="float" office:value="3237" calcext:value-type="float">
            <text:p>3237</text:p>
          </table:table-cell>
          <table:table-cell office:value-type="float" office:value="0.322803" calcext:value-type="float">
            <text:p>0.322803</text:p>
          </table:table-cell>
          <table:table-cell table:formula="of:=1-[.D115]" office:value-type="float" office:value="0.677197" calcext:value-type="float">
            <text:p>0.67719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956" calcext:value-type="float">
            <text:p>4956</text:p>
          </table:table-cell>
          <table:table-cell office:value-type="float" office:value="3408" calcext:value-type="float">
            <text:p>3408</text:p>
          </table:table-cell>
          <table:table-cell office:value-type="float" office:value="0.312349" calcext:value-type="float">
            <text:p>0.312349</text:p>
          </table:table-cell>
          <table:table-cell table:formula="of:=1-[.D116]" office:value-type="float" office:value="0.687651" calcext:value-type="float">
            <text:p>0.68765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878" calcext:value-type="float">
            <text:p>4878</text:p>
          </table:table-cell>
          <table:table-cell office:value-type="float" office:value="3353" calcext:value-type="float">
            <text:p>3353</text:p>
          </table:table-cell>
          <table:table-cell office:value-type="float" office:value="0.312628" calcext:value-type="float">
            <text:p>0.312628</text:p>
          </table:table-cell>
          <table:table-cell table:formula="of:=1-[.D117]" office:value-type="float" office:value="0.687372" calcext:value-type="float">
            <text:p>0.687372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4809" calcext:value-type="float">
            <text:p>4809</text:p>
          </table:table-cell>
          <table:table-cell office:value-type="float" office:value="3241" calcext:value-type="float">
            <text:p>3241</text:p>
          </table:table-cell>
          <table:table-cell office:value-type="float" office:value="0.326055" calcext:value-type="float">
            <text:p>0.326055</text:p>
          </table:table-cell>
          <table:table-cell table:formula="of:=1-[.D118]" office:value-type="float" office:value="0.673945" calcext:value-type="float">
            <text:p>0.67394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5072" calcext:value-type="float">
            <text:p>5072</text:p>
          </table:table-cell>
          <table:table-cell office:value-type="float" office:value="3484" calcext:value-type="float">
            <text:p>3484</text:p>
          </table:table-cell>
          <table:table-cell office:value-type="float" office:value="0.313091" calcext:value-type="float">
            <text:p>0.313091</text:p>
          </table:table-cell>
          <table:table-cell table:formula="of:=1-[.D119]" office:value-type="float" office:value="0.686909" calcext:value-type="float">
            <text:p>0.68690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5056" calcext:value-type="float">
            <text:p>5056</text:p>
          </table:table-cell>
          <table:table-cell office:value-type="float" office:value="3453" calcext:value-type="float">
            <text:p>3453</text:p>
          </table:table-cell>
          <table:table-cell office:value-type="float" office:value="0.317049" calcext:value-type="float">
            <text:p>0.317049</text:p>
          </table:table-cell>
          <table:table-cell table:formula="of:=1-[.D120]" office:value-type="float" office:value="0.682951" calcext:value-type="float">
            <text:p>0.68295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095" calcext:value-type="float">
            <text:p>5095</text:p>
          </table:table-cell>
          <table:table-cell office:value-type="float" office:value="3513" calcext:value-type="float">
            <text:p>3513</text:p>
          </table:table-cell>
          <table:table-cell office:value-type="float" office:value="0.310501" calcext:value-type="float">
            <text:p>0.310501</text:p>
          </table:table-cell>
          <table:table-cell table:formula="of:=1-[.D121]" office:value-type="float" office:value="0.689499" calcext:value-type="float">
            <text:p>0.68949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5070" calcext:value-type="float">
            <text:p>5070</text:p>
          </table:table-cell>
          <table:table-cell office:value-type="float" office:value="3431" calcext:value-type="float">
            <text:p>3431</text:p>
          </table:table-cell>
          <table:table-cell office:value-type="float" office:value="0.323274" calcext:value-type="float">
            <text:p>0.323274</text:p>
          </table:table-cell>
          <table:table-cell table:formula="of:=1-[.D122]" office:value-type="float" office:value="0.676726" calcext:value-type="float">
            <text:p>0.67672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5201" calcext:value-type="float">
            <text:p>5201</text:p>
          </table:table-cell>
          <table:table-cell office:value-type="float" office:value="3490" calcext:value-type="float">
            <text:p>3490</text:p>
          </table:table-cell>
          <table:table-cell office:value-type="float" office:value="0.328975" calcext:value-type="float">
            <text:p>0.328975</text:p>
          </table:table-cell>
          <table:table-cell table:formula="of:=1-[.D123]" office:value-type="float" office:value="0.671025" calcext:value-type="float">
            <text:p>0.67102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5062" calcext:value-type="float">
            <text:p>5062</text:p>
          </table:table-cell>
          <table:table-cell office:value-type="float" office:value="3409" calcext:value-type="float">
            <text:p>3409</text:p>
          </table:table-cell>
          <table:table-cell office:value-type="float" office:value="0.326551" calcext:value-type="float">
            <text:p>0.326551</text:p>
          </table:table-cell>
          <table:table-cell table:formula="of:=1-[.D124]" office:value-type="float" office:value="0.673449" calcext:value-type="float">
            <text:p>0.673449</text:p>
          </table:table-cell>
          <table:table-cell office:value-type="float" office:value="0.329" calcext:value-type="float">
            <text:p>0.329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5208" calcext:value-type="float">
            <text:p>5208</text:p>
          </table:table-cell>
          <table:table-cell office:value-type="float" office:value="3527" calcext:value-type="float">
            <text:p>3527</text:p>
          </table:table-cell>
          <table:table-cell office:value-type="float" office:value="0.322773" calcext:value-type="float">
            <text:p>0.322773</text:p>
          </table:table-cell>
          <table:table-cell table:formula="of:=1-[.D125]" office:value-type="float" office:value="0.677227" calcext:value-type="float">
            <text:p>0.67722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5082" calcext:value-type="float">
            <text:p>5082</text:p>
          </table:table-cell>
          <table:table-cell office:value-type="float" office:value="3439" calcext:value-type="float">
            <text:p>3439</text:p>
          </table:table-cell>
          <table:table-cell office:value-type="float" office:value="0.323298" calcext:value-type="float">
            <text:p>0.323298</text:p>
          </table:table-cell>
          <table:table-cell table:formula="of:=1-[.D126]" office:value-type="float" office:value="0.676702" calcext:value-type="float">
            <text:p>0.676702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5247" calcext:value-type="float">
            <text:p>5247</text:p>
          </table:table-cell>
          <table:table-cell office:value-type="float" office:value="3546" calcext:value-type="float">
            <text:p>3546</text:p>
          </table:table-cell>
          <table:table-cell office:value-type="float" office:value="0.324185" calcext:value-type="float">
            <text:p>0.324185</text:p>
          </table:table-cell>
          <table:table-cell table:formula="of:=1-[.D127]" office:value-type="float" office:value="0.675815" calcext:value-type="float">
            <text:p>0.67581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5156" calcext:value-type="float">
            <text:p>5156</text:p>
          </table:table-cell>
          <table:table-cell office:value-type="float" office:value="3452" calcext:value-type="float">
            <text:p>3452</text:p>
          </table:table-cell>
          <table:table-cell office:value-type="float" office:value="0.330489" calcext:value-type="float">
            <text:p>0.330489</text:p>
          </table:table-cell>
          <table:table-cell table:formula="of:=1-[.D128]" office:value-type="float" office:value="0.669511" calcext:value-type="float">
            <text:p>0.66951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5171" calcext:value-type="float">
            <text:p>5171</text:p>
          </table:table-cell>
          <table:table-cell office:value-type="float" office:value="3416" calcext:value-type="float">
            <text:p>3416</text:p>
          </table:table-cell>
          <table:table-cell office:value-type="float" office:value="0.339393" calcext:value-type="float">
            <text:p>0.339393</text:p>
          </table:table-cell>
          <table:table-cell table:formula="of:=1-[.D129]" office:value-type="float" office:value="0.660607" calcext:value-type="float">
            <text:p>0.66060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5199" calcext:value-type="float">
            <text:p>5199</text:p>
          </table:table-cell>
          <table:table-cell office:value-type="float" office:value="3450" calcext:value-type="float">
            <text:p>3450</text:p>
          </table:table-cell>
          <table:table-cell office:value-type="float" office:value="0.336411" calcext:value-type="float">
            <text:p>0.336411</text:p>
          </table:table-cell>
          <table:table-cell table:formula="of:=1-[.D130]" office:value-type="float" office:value="0.663589" calcext:value-type="float">
            <text:p>0.66358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5140" calcext:value-type="float">
            <text:p>5140</text:p>
          </table:table-cell>
          <table:table-cell office:value-type="float" office:value="3373" calcext:value-type="float">
            <text:p>3373</text:p>
          </table:table-cell>
          <table:table-cell office:value-type="float" office:value="0.343774" calcext:value-type="float">
            <text:p>0.343774</text:p>
          </table:table-cell>
          <table:table-cell table:formula="of:=1-[.D131]" office:value-type="float" office:value="0.656226" calcext:value-type="float">
            <text:p>0.65622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5282" calcext:value-type="float">
            <text:p>5282</text:p>
          </table:table-cell>
          <table:table-cell office:value-type="float" office:value="3483" calcext:value-type="float">
            <text:p>3483</text:p>
          </table:table-cell>
          <table:table-cell office:value-type="float" office:value="0.340591" calcext:value-type="float">
            <text:p>0.340591</text:p>
          </table:table-cell>
          <table:table-cell table:formula="of:=1-[.D132]" office:value-type="float" office:value="0.659409" calcext:value-type="float">
            <text:p>0.65940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367" calcext:value-type="float">
            <text:p>5367</text:p>
          </table:table-cell>
          <table:table-cell office:value-type="float" office:value="3575" calcext:value-type="float">
            <text:p>3575</text:p>
          </table:table-cell>
          <table:table-cell office:value-type="float" office:value="0.333892" calcext:value-type="float">
            <text:p>0.333892</text:p>
          </table:table-cell>
          <table:table-cell table:formula="of:=1-[.D133]" office:value-type="float" office:value="0.666108" calcext:value-type="float">
            <text:p>0.66610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357" calcext:value-type="float">
            <text:p>5357</text:p>
          </table:table-cell>
          <table:table-cell office:value-type="float" office:value="3380" calcext:value-type="float">
            <text:p>3380</text:p>
          </table:table-cell>
          <table:table-cell office:value-type="float" office:value="0.36905" calcext:value-type="float">
            <text:p>0.36905</text:p>
          </table:table-cell>
          <table:table-cell table:formula="of:=1-[.D134]" office:value-type="float" office:value="0.63095" calcext:value-type="float">
            <text:p>0.6309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472" calcext:value-type="float">
            <text:p>5472</text:p>
          </table:table-cell>
          <table:table-cell office:value-type="float" office:value="3497" calcext:value-type="float">
            <text:p>3497</text:p>
          </table:table-cell>
          <table:table-cell office:value-type="float" office:value="0.360928" calcext:value-type="float">
            <text:p>0.360928</text:p>
          </table:table-cell>
          <table:table-cell table:formula="of:=1-[.D135]" office:value-type="float" office:value="0.639072" calcext:value-type="float">
            <text:p>0.639072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5724" calcext:value-type="float">
            <text:p>5724</text:p>
          </table:table-cell>
          <table:table-cell office:value-type="float" office:value="3585" calcext:value-type="float">
            <text:p>3585</text:p>
          </table:table-cell>
          <table:table-cell office:value-type="float" office:value="0.37369" calcext:value-type="float">
            <text:p>0.37369</text:p>
          </table:table-cell>
          <table:table-cell table:formula="of:=1-[.D136]" office:value-type="float" office:value="0.62631" calcext:value-type="float">
            <text:p>0.6263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067" calcext:value-type="float">
            <text:p>6067</text:p>
          </table:table-cell>
          <table:table-cell office:value-type="float" office:value="3809" calcext:value-type="float">
            <text:p>3809</text:p>
          </table:table-cell>
          <table:table-cell office:value-type="float" office:value="0.372177" calcext:value-type="float">
            <text:p>0.372177</text:p>
          </table:table-cell>
          <table:table-cell table:formula="of:=1-[.D137]" office:value-type="float" office:value="0.627823" calcext:value-type="float">
            <text:p>0.62782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275" calcext:value-type="float">
            <text:p>6275</text:p>
          </table:table-cell>
          <table:table-cell office:value-type="float" office:value="3954" calcext:value-type="float">
            <text:p>3954</text:p>
          </table:table-cell>
          <table:table-cell office:value-type="float" office:value="0.36988" calcext:value-type="float">
            <text:p>0.36988</text:p>
          </table:table-cell>
          <table:table-cell table:formula="of:=1-[.D138]" office:value-type="float" office:value="0.63012" calcext:value-type="float">
            <text:p>0.63012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6620" calcext:value-type="float">
            <text:p>6620</text:p>
          </table:table-cell>
          <table:table-cell office:value-type="float" office:value="4232" calcext:value-type="float">
            <text:p>4232</text:p>
          </table:table-cell>
          <table:table-cell office:value-type="float" office:value="0.360725" calcext:value-type="float">
            <text:p>0.360725</text:p>
          </table:table-cell>
          <table:table-cell table:formula="of:=1-[.D139]" office:value-type="float" office:value="0.639275" calcext:value-type="float">
            <text:p>0.639275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682" calcext:value-type="float">
            <text:p>6682</text:p>
          </table:table-cell>
          <table:table-cell office:value-type="float" office:value="4344" calcext:value-type="float">
            <text:p>4344</text:p>
          </table:table-cell>
          <table:table-cell office:value-type="float" office:value="0.349895" calcext:value-type="float">
            <text:p>0.349895</text:p>
          </table:table-cell>
          <table:table-cell table:formula="of:=1-[.D140]" office:value-type="float" office:value="0.650105" calcext:value-type="float">
            <text:p>0.65010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797" calcext:value-type="float">
            <text:p>6797</text:p>
          </table:table-cell>
          <table:table-cell office:value-type="float" office:value="4477" calcext:value-type="float">
            <text:p>4477</text:p>
          </table:table-cell>
          <table:table-cell office:value-type="float" office:value="0.341327" calcext:value-type="float">
            <text:p>0.341327</text:p>
          </table:table-cell>
          <table:table-cell table:formula="of:=1-[.D141]" office:value-type="float" office:value="0.658673" calcext:value-type="float">
            <text:p>0.65867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6636" calcext:value-type="float">
            <text:p>6636</text:p>
          </table:table-cell>
          <table:table-cell office:value-type="float" office:value="4385" calcext:value-type="float">
            <text:p>4385</text:p>
          </table:table-cell>
          <table:table-cell office:value-type="float" office:value="0.33921" calcext:value-type="float">
            <text:p>0.33921</text:p>
          </table:table-cell>
          <table:table-cell table:formula="of:=1-[.D142]" office:value-type="float" office:value="0.66079" calcext:value-type="float">
            <text:p>0.6607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125" calcext:value-type="float">
            <text:p>6125</text:p>
          </table:table-cell>
          <table:table-cell office:value-type="float" office:value="3984" calcext:value-type="float">
            <text:p>3984</text:p>
          </table:table-cell>
          <table:table-cell office:value-type="float" office:value="0.349551" calcext:value-type="float">
            <text:p>0.349551</text:p>
          </table:table-cell>
          <table:table-cell table:formula="of:=1-[.D143]" office:value-type="float" office:value="0.650449" calcext:value-type="float">
            <text:p>0.65044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133" calcext:value-type="float">
            <text:p>6133</text:p>
          </table:table-cell>
          <table:table-cell office:value-type="float" office:value="3904" calcext:value-type="float">
            <text:p>3904</text:p>
          </table:table-cell>
          <table:table-cell office:value-type="float" office:value="0.363444" calcext:value-type="float">
            <text:p>0.363444</text:p>
          </table:table-cell>
          <table:table-cell table:formula="of:=1-[.D144]" office:value-type="float" office:value="0.636556" calcext:value-type="float">
            <text:p>0.63655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5964" calcext:value-type="float">
            <text:p>5964</text:p>
          </table:table-cell>
          <table:table-cell office:value-type="float" office:value="3768" calcext:value-type="float">
            <text:p>3768</text:p>
          </table:table-cell>
          <table:table-cell office:value-type="float" office:value="0.368209" calcext:value-type="float">
            <text:p>0.368209</text:p>
          </table:table-cell>
          <table:table-cell table:formula="of:=1-[.D145]" office:value-type="float" office:value="0.631791" calcext:value-type="float">
            <text:p>0.63179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5788" calcext:value-type="float">
            <text:p>5788</text:p>
          </table:table-cell>
          <table:table-cell office:value-type="float" office:value="3728" calcext:value-type="float">
            <text:p>3728</text:p>
          </table:table-cell>
          <table:table-cell office:value-type="float" office:value="0.355909" calcext:value-type="float">
            <text:p>0.355909</text:p>
          </table:table-cell>
          <table:table-cell table:formula="of:=1-[.D146]" office:value-type="float" office:value="0.644091" calcext:value-type="float">
            <text:p>0.644091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5462" calcext:value-type="float">
            <text:p>5462</text:p>
          </table:table-cell>
          <table:table-cell office:value-type="float" office:value="3613" calcext:value-type="float">
            <text:p>3613</text:p>
          </table:table-cell>
          <table:table-cell office:value-type="float" office:value="0.338521" calcext:value-type="float">
            <text:p>0.338521</text:p>
          </table:table-cell>
          <table:table-cell table:formula="of:=1-[.D147]" office:value-type="float" office:value="0.661479" calcext:value-type="float">
            <text:p>0.66147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5407" calcext:value-type="float">
            <text:p>5407</text:p>
          </table:table-cell>
          <table:table-cell office:value-type="float" office:value="3596" calcext:value-type="float">
            <text:p>3596</text:p>
          </table:table-cell>
          <table:table-cell office:value-type="float" office:value="0.334936" calcext:value-type="float">
            <text:p>0.334936</text:p>
          </table:table-cell>
          <table:table-cell table:formula="of:=1-[.D148]" office:value-type="float" office:value="0.665064" calcext:value-type="float">
            <text:p>0.66506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5239" calcext:value-type="float">
            <text:p>5239</text:p>
          </table:table-cell>
          <table:table-cell office:value-type="float" office:value="3509" calcext:value-type="float">
            <text:p>3509</text:p>
          </table:table-cell>
          <table:table-cell office:value-type="float" office:value="0.330216" calcext:value-type="float">
            <text:p>0.330216</text:p>
          </table:table-cell>
          <table:table-cell table:formula="of:=1-[.D149]" office:value-type="float" office:value="0.669784" calcext:value-type="float">
            <text:p>0.66978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5201" calcext:value-type="float">
            <text:p>5201</text:p>
          </table:table-cell>
          <table:table-cell office:value-type="float" office:value="3438" calcext:value-type="float">
            <text:p>3438</text:p>
          </table:table-cell>
          <table:table-cell office:value-type="float" office:value="0.338973" calcext:value-type="float">
            <text:p>0.338973</text:p>
          </table:table-cell>
          <table:table-cell table:formula="of:=1-[.D150]" office:value-type="float" office:value="0.661027" calcext:value-type="float">
            <text:p>0.66102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5184" calcext:value-type="float">
            <text:p>5184</text:p>
          </table:table-cell>
          <table:table-cell office:value-type="float" office:value="3443" calcext:value-type="float">
            <text:p>3443</text:p>
          </table:table-cell>
          <table:table-cell office:value-type="float" office:value="0.335841" calcext:value-type="float">
            <text:p>0.335841</text:p>
          </table:table-cell>
          <table:table-cell table:formula="of:=1-[.D151]" office:value-type="float" office:value="0.664159" calcext:value-type="float">
            <text:p>0.664159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5234" calcext:value-type="float">
            <text:p>5234</text:p>
          </table:table-cell>
          <table:table-cell office:value-type="float" office:value="3490" calcext:value-type="float">
            <text:p>3490</text:p>
          </table:table-cell>
          <table:table-cell office:value-type="float" office:value="0.333206" calcext:value-type="float">
            <text:p>0.333206</text:p>
          </table:table-cell>
          <table:table-cell table:formula="of:=1-[.D152]" office:value-type="float" office:value="0.666794" calcext:value-type="float">
            <text:p>0.66679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5080" calcext:value-type="float">
            <text:p>5080</text:p>
          </table:table-cell>
          <table:table-cell office:value-type="float" office:value="3347" calcext:value-type="float">
            <text:p>3347</text:p>
          </table:table-cell>
          <table:table-cell office:value-type="float" office:value="0.341142" calcext:value-type="float">
            <text:p>0.341142</text:p>
          </table:table-cell>
          <table:table-cell table:formula="of:=1-[.D153]" office:value-type="float" office:value="0.658858" calcext:value-type="float">
            <text:p>0.65885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5213" calcext:value-type="float">
            <text:p>5213</text:p>
          </table:table-cell>
          <table:table-cell office:value-type="float" office:value="3490" calcext:value-type="float">
            <text:p>3490</text:p>
          </table:table-cell>
          <table:table-cell office:value-type="float" office:value="0.33052" calcext:value-type="float">
            <text:p>0.33052</text:p>
          </table:table-cell>
          <table:table-cell table:formula="of:=1-[.D154]" office:value-type="float" office:value="0.66948" calcext:value-type="float">
            <text:p>0.6694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5096" calcext:value-type="float">
            <text:p>5096</text:p>
          </table:table-cell>
          <table:table-cell office:value-type="float" office:value="3385" calcext:value-type="float">
            <text:p>3385</text:p>
          </table:table-cell>
          <table:table-cell office:value-type="float" office:value="0.335754" calcext:value-type="float">
            <text:p>0.335754</text:p>
          </table:table-cell>
          <table:table-cell table:formula="of:=1-[.D155]" office:value-type="float" office:value="0.664246" calcext:value-type="float">
            <text:p>0.664246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5174" calcext:value-type="float">
            <text:p>5174</text:p>
          </table:table-cell>
          <table:table-cell office:value-type="float" office:value="3482" calcext:value-type="float">
            <text:p>3482</text:p>
          </table:table-cell>
          <table:table-cell office:value-type="float" office:value="0.32702" calcext:value-type="float">
            <text:p>0.32702</text:p>
          </table:table-cell>
          <table:table-cell table:formula="of:=1-[.D156]" office:value-type="float" office:value="0.67298" calcext:value-type="float">
            <text:p>0.6729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5232" calcext:value-type="float">
            <text:p>5232</text:p>
          </table:table-cell>
          <table:table-cell office:value-type="float" office:value="3556" calcext:value-type="float">
            <text:p>3556</text:p>
          </table:table-cell>
          <table:table-cell office:value-type="float" office:value="0.320336" calcext:value-type="float">
            <text:p>0.320336</text:p>
          </table:table-cell>
          <table:table-cell table:formula="of:=1-[.D157]" office:value-type="float" office:value="0.679664" calcext:value-type="float">
            <text:p>0.67966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5205" calcext:value-type="float">
            <text:p>5205</text:p>
          </table:table-cell>
          <table:table-cell office:value-type="float" office:value="3463" calcext:value-type="float">
            <text:p>3463</text:p>
          </table:table-cell>
          <table:table-cell office:value-type="float" office:value="0.334678" calcext:value-type="float">
            <text:p>0.334678</text:p>
          </table:table-cell>
          <table:table-cell table:formula="of:=1-[.D158]" office:value-type="float" office:value="0.665322" calcext:value-type="float">
            <text:p>0.665322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5114" calcext:value-type="float">
            <text:p>5114</text:p>
          </table:table-cell>
          <table:table-cell office:value-type="float" office:value="3419" calcext:value-type="float">
            <text:p>3419</text:p>
          </table:table-cell>
          <table:table-cell office:value-type="float" office:value="0.331443" calcext:value-type="float">
            <text:p>0.331443</text:p>
          </table:table-cell>
          <table:table-cell table:formula="of:=1-[.D159]" office:value-type="float" office:value="0.668557" calcext:value-type="float">
            <text:p>0.66855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5190" calcext:value-type="float">
            <text:p>5190</text:p>
          </table:table-cell>
          <table:table-cell office:value-type="float" office:value="3448" calcext:value-type="float">
            <text:p>3448</text:p>
          </table:table-cell>
          <table:table-cell office:value-type="float" office:value="0.335645" calcext:value-type="float">
            <text:p>0.335645</text:p>
          </table:table-cell>
          <table:table-cell table:formula="of:=1-[.D160]" office:value-type="float" office:value="0.664355" calcext:value-type="float">
            <text:p>0.66435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5044" calcext:value-type="float">
            <text:p>5044</text:p>
          </table:table-cell>
          <table:table-cell office:value-type="float" office:value="3366" calcext:value-type="float">
            <text:p>3366</text:p>
          </table:table-cell>
          <table:table-cell office:value-type="float" office:value="0.332672" calcext:value-type="float">
            <text:p>0.332672</text:p>
          </table:table-cell>
          <table:table-cell table:formula="of:=1-[.D161]" office:value-type="float" office:value="0.667328" calcext:value-type="float">
            <text:p>0.66732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5181" calcext:value-type="float">
            <text:p>5181</text:p>
          </table:table-cell>
          <table:table-cell office:value-type="float" office:value="3480" calcext:value-type="float">
            <text:p>3480</text:p>
          </table:table-cell>
          <table:table-cell office:value-type="float" office:value="0.328315" calcext:value-type="float">
            <text:p>0.328315</text:p>
          </table:table-cell>
          <table:table-cell table:formula="of:=1-[.D162]" office:value-type="float" office:value="0.671685" calcext:value-type="float">
            <text:p>0.67168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5180" calcext:value-type="float">
            <text:p>5180</text:p>
          </table:table-cell>
          <table:table-cell office:value-type="float" office:value="3460" calcext:value-type="float">
            <text:p>3460</text:p>
          </table:table-cell>
          <table:table-cell office:value-type="float" office:value="0.332046" calcext:value-type="float">
            <text:p>0.332046</text:p>
          </table:table-cell>
          <table:table-cell table:formula="of:=1-[.D163]" office:value-type="float" office:value="0.667954" calcext:value-type="float">
            <text:p>0.66795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5200" calcext:value-type="float">
            <text:p>5200</text:p>
          </table:table-cell>
          <table:table-cell office:value-type="float" office:value="3513" calcext:value-type="float">
            <text:p>3513</text:p>
          </table:table-cell>
          <table:table-cell office:value-type="float" office:value="0.324423" calcext:value-type="float">
            <text:p>0.324423</text:p>
          </table:table-cell>
          <table:table-cell table:formula="of:=1-[.D164]" office:value-type="float" office:value="0.675577" calcext:value-type="float">
            <text:p>0.67557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5316" calcext:value-type="float">
            <text:p>5316</text:p>
          </table:table-cell>
          <table:table-cell office:value-type="float" office:value="3575" calcext:value-type="float">
            <text:p>3575</text:p>
          </table:table-cell>
          <table:table-cell office:value-type="float" office:value="0.327502" calcext:value-type="float">
            <text:p>0.327502</text:p>
          </table:table-cell>
          <table:table-cell table:formula="of:=1-[.D165]" office:value-type="float" office:value="0.672498" calcext:value-type="float">
            <text:p>0.67249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5136" calcext:value-type="float">
            <text:p>5136</text:p>
          </table:table-cell>
          <table:table-cell office:value-type="float" office:value="3422" calcext:value-type="float">
            <text:p>3422</text:p>
          </table:table-cell>
          <table:table-cell office:value-type="float" office:value="0.333723" calcext:value-type="float">
            <text:p>0.333723</text:p>
          </table:table-cell>
          <table:table-cell table:formula="of:=1-[.D166]" office:value-type="float" office:value="0.666277" calcext:value-type="float">
            <text:p>0.66627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5141" calcext:value-type="float">
            <text:p>5141</text:p>
          </table:table-cell>
          <table:table-cell office:value-type="float" office:value="3503" calcext:value-type="float">
            <text:p>3503</text:p>
          </table:table-cell>
          <table:table-cell office:value-type="float" office:value="0.318615" calcext:value-type="float">
            <text:p>0.318615</text:p>
          </table:table-cell>
          <table:table-cell table:formula="of:=1-[.D167]" office:value-type="float" office:value="0.681385" calcext:value-type="float">
            <text:p>0.681385</text:p>
          </table:table-cell>
          <table:table-cell office:value-type="float" office:value="0.334" calcext:value-type="float">
            <text:p>0.334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5095" calcext:value-type="float">
            <text:p>5095</text:p>
          </table:table-cell>
          <table:table-cell office:value-type="float" office:value="3433" calcext:value-type="float">
            <text:p>3433</text:p>
          </table:table-cell>
          <table:table-cell office:value-type="float" office:value="0.326202" calcext:value-type="float">
            <text:p>0.326202</text:p>
          </table:table-cell>
          <table:table-cell table:formula="of:=1-[.D168]" office:value-type="float" office:value="0.673798" calcext:value-type="float">
            <text:p>0.67379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097" calcext:value-type="float">
            <text:p>5097</text:p>
          </table:table-cell>
          <table:table-cell office:value-type="float" office:value="3479" calcext:value-type="float">
            <text:p>3479</text:p>
          </table:table-cell>
          <table:table-cell office:value-type="float" office:value="0.317442" calcext:value-type="float">
            <text:p>0.317442</text:p>
          </table:table-cell>
          <table:table-cell table:formula="of:=1-[.D169]" office:value-type="float" office:value="0.682558" calcext:value-type="float">
            <text:p>0.68255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5017" calcext:value-type="float">
            <text:p>5017</text:p>
          </table:table-cell>
          <table:table-cell office:value-type="float" office:value="3403" calcext:value-type="float">
            <text:p>3403</text:p>
          </table:table-cell>
          <table:table-cell office:value-type="float" office:value="0.321706" calcext:value-type="float">
            <text:p>0.321706</text:p>
          </table:table-cell>
          <table:table-cell table:formula="of:=1-[.D170]" office:value-type="float" office:value="0.678294" calcext:value-type="float">
            <text:p>0.67829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061" calcext:value-type="float">
            <text:p>5061</text:p>
          </table:table-cell>
          <table:table-cell office:value-type="float" office:value="3490" calcext:value-type="float">
            <text:p>3490</text:p>
          </table:table-cell>
          <table:table-cell office:value-type="float" office:value="0.310413" calcext:value-type="float">
            <text:p>0.310413</text:p>
          </table:table-cell>
          <table:table-cell table:formula="of:=1-[.D171]" office:value-type="float" office:value="0.689587" calcext:value-type="float">
            <text:p>0.689587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5128" calcext:value-type="float">
            <text:p>5128</text:p>
          </table:table-cell>
          <table:table-cell office:value-type="float" office:value="3541" calcext:value-type="float">
            <text:p>3541</text:p>
          </table:table-cell>
          <table:table-cell office:value-type="float" office:value="0.309477" calcext:value-type="float">
            <text:p>0.309477</text:p>
          </table:table-cell>
          <table:table-cell table:formula="of:=1-[.D172]" office:value-type="float" office:value="0.690523" calcext:value-type="float">
            <text:p>0.69052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170" calcext:value-type="float">
            <text:p>5170</text:p>
          </table:table-cell>
          <table:table-cell office:value-type="float" office:value="3565" calcext:value-type="float">
            <text:p>3565</text:p>
          </table:table-cell>
          <table:table-cell office:value-type="float" office:value="0.310445" calcext:value-type="float">
            <text:p>0.310445</text:p>
          </table:table-cell>
          <table:table-cell table:formula="of:=1-[.D173]" office:value-type="float" office:value="0.689555" calcext:value-type="float">
            <text:p>0.689555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5026" calcext:value-type="float">
            <text:p>5026</text:p>
          </table:table-cell>
          <table:table-cell office:value-type="float" office:value="3447" calcext:value-type="float">
            <text:p>3447</text:p>
          </table:table-cell>
          <table:table-cell office:value-type="float" office:value="0.314166" calcext:value-type="float">
            <text:p>0.314166</text:p>
          </table:table-cell>
          <table:table-cell table:formula="of:=1-[.D174]" office:value-type="float" office:value="0.685834" calcext:value-type="float">
            <text:p>0.685834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5018" calcext:value-type="float">
            <text:p>5018</text:p>
          </table:table-cell>
          <table:table-cell office:value-type="float" office:value="3390" calcext:value-type="float">
            <text:p>3390</text:p>
          </table:table-cell>
          <table:table-cell office:value-type="float" office:value="0.324432" calcext:value-type="float">
            <text:p>0.324432</text:p>
          </table:table-cell>
          <table:table-cell table:formula="of:=1-[.D175]" office:value-type="float" office:value="0.675568" calcext:value-type="float">
            <text:p>0.675568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09:30:21.437244054</dc:date>
    <meta:document-statistic meta:table-count="1" meta:cell-count="107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moving-average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moving-average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1.27cm" style:legend-expansion="high" chart:style-name="ch2"/>
        <chart:plot-area chart:style-name="ch3" table:cell-range-address="Sheet1.E44:Sheet1.F44 Sheet1.E49:Sheet1.F49 Sheet1.E67:Sheet1.F67 Sheet1.E73:Sheet1.F73 Sheet1.E77:Sheet1.F77 Sheet1.E82:Sheet1.F82 Sheet1.E85:Sheet1.F85 Sheet1.E91:Sheet1.F91 Sheet1.E107:Sheet1.F107 Sheet1.E124:Sheet1.F124 Sheet1.E139:Sheet1.F139 Sheet1.E167:Sheet1.F167" svg:x="0.32cm" svg:y="0.18cm" svg:width="9.253cm" svg:height="8.64cm">
          <chartooo:coordinate-region svg:x="1.047cm" svg:y="0.379cm" svg:width="7.79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44:Sheet1.E44 Sheet1.E49:Sheet1.E49 Sheet1.E67:Sheet1.E67 Sheet1.E73:Sheet1.E73 Sheet1.E77:Sheet1.E77 Sheet1.E82:Sheet1.E82 Sheet1.E85:Sheet1.E85 Sheet1.E91:Sheet1.E91 Sheet1.E107:Sheet1.E107 Sheet1.E124:Sheet1.E124 Sheet1.E139:Sheet1.E139 Sheet1.E167:Sheet1.E167" chart:class="chart:line">
            <chart:regression-curve chart:style-name="ch9"/>
            <chart:data-point chart:repeated="12"/>
          </chart:series>
          <chart:series chart:attached-axis="secondary-y" chart:style-name="ch10" chart:values-cell-range-address="Sheet1.F44:Sheet1.F44 Sheet1.F49:Sheet1.F49 Sheet1.F67:Sheet1.F67 Sheet1.F73:Sheet1.F73 Sheet1.F77:Sheet1.F77 Sheet1.F82:Sheet1.F82 Sheet1.F85:Sheet1.F85 Sheet1.F91:Sheet1.F91 Sheet1.F107:Sheet1.F107 Sheet1.F124:Sheet1.F124 Sheet1.F139:Sheet1.F139 Sheet1.F167:Sheet1.F167" chart:class="chart:line">
            <chart:regression-curve chart:style-name="ch1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29481">
                <text:p>0.629481</text:p>
                <draw:g>
                  <svg:desc>Sheet1.E44:Sheet1.E44 Sheet1.E49:Sheet1.E49 Sheet1.E67:Sheet1.E67 Sheet1.E73:Sheet1.E73 Sheet1.E77:Sheet1.E77 Sheet1.E82:Sheet1.E82 Sheet1.E85:Sheet1.E85 Sheet1.E91:Sheet1.E91 Sheet1.E107:Sheet1.E107 Sheet1.E124:Sheet1.E124 Sheet1.E139:Sheet1.E139 Sheet1.E167:Sheet1.E167</svg:desc>
                </draw:g>
              </table:table-cell>
              <table:table-cell office:value-type="float" office:value="0.329">
                <text:p>0.329</text:p>
                <draw:g>
                  <svg:desc>Sheet1.F44:Sheet1.F44 Sheet1.F49:Sheet1.F49 Sheet1.F67:Sheet1.F67 Sheet1.F73:Sheet1.F73 Sheet1.F77:Sheet1.F77 Sheet1.F82:Sheet1.F82 Sheet1.F85:Sheet1.F85 Sheet1.F91:Sheet1.F91 Sheet1.F107:Sheet1.F107 Sheet1.F124:Sheet1.F124 Sheet1.F139:Sheet1.F139 Sheet1.F167:Sheet1.F167</svg:desc>
                </draw:g>
              </table:table-cell>
            </table:table-row>
            <table:table-row>
              <table:table-cell office:value-type="string"/>
              <table:table-cell office:value-type="float" office:value="0.617844">
                <text:p>0.61784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/>
              <table:table-cell office:value-type="float" office:value="0.633451">
                <text:p>0.63345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/>
              <table:table-cell office:value-type="float" office:value="0.637441">
                <text:p>0.637441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/>
              <table:table-cell office:value-type="float" office:value="0.600097">
                <text:p>0.60009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0.598704">
                <text:p>0.598704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/>
              <table:table-cell office:value-type="float" office:value="0.599495">
                <text:p>0.599495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/>
              <table:table-cell office:value-type="float" office:value="0.63663">
                <text:p>0.63663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/>
              <table:table-cell office:value-type="float" office:value="0.681062">
                <text:p>0.681062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/>
              <table:table-cell office:value-type="float" office:value="0.673449">
                <text:p>0.673449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/>
              <table:table-cell office:value-type="float" office:value="0.639275">
                <text:p>0.639275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/>
              <table:table-cell office:value-type="float" office:value="0.681385">
                <text:p>0.681385</text:p>
              </table:table-cell>
              <table:table-cell office:value-type="float" office:value="0.334">
                <text:p>0.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